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750e0" officeooo:paragraph-rsid="000750e0"/>
    </style:style>
    <style:style style:name="P2" style:family="paragraph" style:parent-style-name="Text_20_body">
      <style:text-properties officeooo:rsid="000750e0"/>
    </style:style>
    <style:style style:name="P3" style:family="paragraph" style:parent-style-name="Heading_20_2">
      <style:text-properties officeooo:rsid="000750e0"/>
    </style:style>
    <style:style style:name="P4" style:family="paragraph" style:parent-style-name="Text_20_body" style:list-style-name="L1">
      <style:text-properties officeooo:rsid="000750e0"/>
    </style:style>
    <style:style style:name="P5" style:family="paragraph" style:parent-style-name="Text_20_body" style:list-style-name="L2">
      <style:text-properties officeooo:rsid="000750e0"/>
    </style:style>
    <style:style style:name="P6" style:family="paragraph" style:parent-style-name="Text_20_body" style:list-style-name="L3">
      <style:text-properties officeooo:rsid="000750e0"/>
    </style:style>
    <style:style style:name="P7" style:family="paragraph" style:parent-style-name="Text_20_body" style:list-style-name="L4">
      <style:text-properties officeooo:rsid="000750e0"/>
    </style:style>
    <style:style style:name="P8" style:family="paragraph" style:parent-style-name="Text_20_body" style:list-style-name="L5">
      <style:text-properties officeooo:rsid="000750e0"/>
    </style:style>
    <style:style style:name="P9" style:family="paragraph" style:parent-style-name="Standard">
      <style:text-properties officeooo:rsid="000750e0" officeooo:paragraph-rsid="000750e0"/>
    </style:style>
    <style:style style:name="T1" style:family="text">
      <style:text-properties fo:font-weight="normal" style:font-weight-asian="normal" style:font-weight-complex="normal"/>
    </style:style>
    <style:style style:name="T2" style:family="text">
      <style:text-properties officeooo:rsid="0007fb5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eerdoelen – Bewegingsanalyse Powerliften</text:h>
      <text:p text:style-name="P2">Dit document beschrijft de leerdoelen van het project <text:span text:style-name="Emphasis">Bewegingsanalyse Powerliften</text:span>. De leerdoelen zijn gekoppeld aan de vijf verplichte onderwerpen: <text:span text:style-name="Strong_20_Emphasis"><text:span text:style-name="T1">Technologies, Business &amp; Intelligence, Programmeren, Media design en Infrastructuur</text:span></text:span><text:span text:style-name="T1">. </text:span>Per onderdeel wordt aangegeven wat onderzocht of ontwikkeld wordt, en wat ik daarbij wil leren of aantonen.</text:p>
      <text:h text:style-name="P3" text:outline-level="2">1. Technologies</text:h>
      <text:p text:style-name="P2"><text:span text:style-name="Strong_20_Emphasis">Toelichting:</text:span><text:line-break/>In dit project onderzoek ik welke sensoren geschikt zijn voor het meten van bewegingen tijdens powerlifting. Ook kijk ik welke microcontrollers (<text:span text:style-name="T2">Bijvoorbeeld </text:span>Arduino, ESP32<text:span text:style-name="T2">)</text:span> en softwareomgevingen geschikt zijn voor realtime feedback.</text:p>
      <text:p text:style-name="P2"><text:span text:style-name="Strong_20_Emphasis">Leerdoelen:</text:span></text:p>
      <text:list text:style-name="L1">
        <text:list-item>
          <text:p text:style-name="P4">Ik kan geschikte sensoren selecteren en onderbouwen waarom deze passend zijn voor de context van powerlifting.</text:p>
        </text:list-item>
        <text:list-item>
          <text:p text:style-name="P4">Ik kan een werkende sensor-setup koppelen aan een microcontroller en realtime data uitlezen.</text:p>
        </text:list-item>
        <text:list-item>
          <text:p text:style-name="P4">Ik leer de technische mogelijkheden en beperkingen van verschillende sensortypen en microcontrollers kennen.</text:p>
        </text:list-item>
      </text:list>
      <text:h text:style-name="P3" text:outline-level="2">2. Business &amp; Intelligence</text:h>
      <text:p text:style-name="P2"><text:span text:style-name="Strong_20_Emphasis">Toelichting:</text:span><text:line-break/>De doelgroep van dit project bestaat uit coaches en fysiotherapeuten die baat hebben bij meer inzicht in de bewegingen van cliënten. De toegevoegde waarde van het prototype ligt in bruikbare feedback die helpt bij het analyseren en corrigeren van techniek.</text:p>
      <text:p text:style-name="P2"><text:span text:style-name="Strong_20_Emphasis">Leerdoelen:</text:span></text:p>
      <text:list text:style-name="L2">
        <text:list-item>
          <text:p text:style-name="P5">Ik kan de informatiebehoefte van professionals vertalen naar concrete functionele eisen voor een prototype.</text:p>
        </text:list-item>
        <text:list-item>
          <text:p text:style-name="P5">Ik leer hoe ik waarde kan aantonen door middel van expertinterviews en co-design met professionals.</text:p>
        </text:list-item>
        <text:list-item>
          <text:p text:style-name="P5">Ik kan uitleggen hoe dit prototype aansluit bij de praktijk en welke inzichten het oplevert voor de eindgebruiker.</text:p>
        </text:list-item>
      </text:list>
      <text:h text:style-name="P3" text:outline-level="2"><text:soft-page-break/>3. Programmeren</text:h>
      <text:p text:style-name="P2"><text:span text:style-name="Strong_20_Emphasis">Toelichting:</text:span><text:line-break/>Het prototype vraagt om programmeerwerk om sensordata uit te lezen, te verwerken en te visualiseren . Hiervoor gebruik ik microcontroller-programmering (<text:span text:style-name="T2">b</text:span>ijvoorbeeld Arduino IDE) en mogelijk aanvullende software voor data-analyse (bijvoorbeeld Python).</text:p>
      <text:p text:style-name="P2"><text:span text:style-name="Strong_20_Emphasis">Leerdoelen:</text:span></text:p>
      <text:list text:style-name="L3">
        <text:list-item>
          <text:p text:style-name="P6">Ik kan code schrijven om sensordata realtime te verwerken en uit te lezen.</text:p>
        </text:list-item>
        <text:list-item>
          <text:p text:style-name="P6">Ik leer algoritmes toepassen voor basisanalyse, zoals drukverdeling of bewegingspatronen.</text:p>
        </text:list-item>
        <text:list-item>
          <text:p text:style-name="P6">Ik kan een koppeling maken tussen hardware en software zodat de output bruikbaar is voor visualisatie.</text:p>
        </text:list-item>
      </text:list>
      <text:h text:style-name="P3" text:outline-level="2">4. Media design (deze ga ik niet doen)</text:h>
      <text:p text:style-name="P2"><text:span text:style-name="Strong_20_Emphasis">Toelichting:</text:span><text:line-break/>De data moet op een begrijpelijke manier worden gepresenteerd aan de coach. Mogelijke vormen zijn grafieken, heatmaps of waarschuwingen bij compensatiebewegingen.</text:p>
      <text:p text:style-name="P2"><text:span text:style-name="Strong_20_Emphasis">Leerdoelen:</text:span></text:p>
      <text:list text:style-name="L4">
        <text:list-item>
          <text:p text:style-name="P7">Ik kan een eenvoudige maar effectieve interface ontwerpen die aansluit bij de behoeften van een coach.</text:p>
        </text:list-item>
        <text:list-item>
          <text:p text:style-name="P7">Ik leer verschillende visualisatievormen vergelijken en de meest bruikbare selecteren.</text:p>
        </text:list-item>
        <text:list-item>
          <text:p text:style-name="P7">Ik kan mock-ups maken en deze toetsen bij een expert, om de gebruiksvriendelijkheid te verbeteren.</text:p>
        </text:list-item>
      </text:list>
      <text:h text:style-name="P3" text:outline-level="2">5. Infrastructuur (deze ga ik niet doen)</text:h>
      <text:p text:style-name="P2"><text:span text:style-name="Strong_20_Emphasis">Toelichting:</text:span><text:line-break/>Het systeem bestaat uit sensoren, een microcontroller en een device (laptop of tablet) voor uitlezing en opslag. De infrastructuur moet draagbaar en betrouwbaar zijn en data lokaal opslaan.</text:p>
      <text:p text:style-name="P2"><text:span text:style-name="Strong_20_Emphasis">Leerdoelen:</text:span></text:p>
      <text:list text:style-name="L5">
        <text:list-item>
          <text:p text:style-name="P8">Ik kan een eenvoudige infrastructuur ontwerpen waarin data van sensor tot visualisatie loopt.</text:p>
        </text:list-item>
        <text:list-item>
          <text:p text:style-name="P8">Ik leer hoe ik data betrouwbaar kan opslaan en toegankelijk kan maken voor analyse.</text:p>
        </text:list-item>
        <text:list-item>
          <text:p text:style-name="P8"><text:soft-page-break/>Ik kan de randvoorwaarden en beperkingen van een proof-of-concept infrastructuur uitleggen.</text:p>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6T14:30:07.794705989</meta:creation-date>
    <dc:date>2025-09-16T14:42:44.164322878</dc:date>
    <meta:editing-duration>PT39S</meta:editing-duration>
    <meta:editing-cycles>1</meta:editing-cycles>
    <meta:document-statistic meta:table-count="0" meta:image-count="0" meta:object-count="0" meta:page-count="3" meta:paragraph-count="32" meta:word-count="454" meta:character-count="3191" meta:non-whitespace-character-count="2783"/>
    <meta:generator>LibreOffice/25.8.1.1$Linux_X86_64 LibreOffice_project/580$Build-1</meta:generator>
  </office:meta>
</office:document-meta>
</file>